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A</mi>
      <mrow>
        <mi/>
        <mo stretchy="false">=</mo>
        <mi/>
      </mrow>
      <mrow>
        <munderover>
          <mo stretchy="false">∫</mo>
          <msub>
            <mi>t</mi>
            <mn>1</mn>
          </msub>
          <msub>
            <mi>t</mi>
            <mn>2</mn>
          </msub>
        </munderover>
        <mrow>
          <munderover>
            <mo stretchy="false">∑</mo>
            <mrow>
              <mi>j</mi>
              <mo stretchy="false">=</mo>
              <mn>1</mn>
            </mrow>
            <mi>S</mi>
          </munderover>
          <msub>
            <mi>p</mi>
            <mi>j</mi>
          </msub>
        </mrow>
      </mrow>
      <mover accent="true">
        <msub>
          <mi>q</mi>
          <mi>j</mi>
        </msub>
        <mo stretchy="false">˙</mo>
      </mover>
      <mtext>d</mtext>
      <mi>t</mi>
    </mrow>
    <annotation encoding="StarMath 5.0">A `=` int from t_1 to t_2 sum from j=1 to S p_j dot q_j "d"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3:36:14.373000000</meta:creation-date>
    <meta:generator>LibreOffice/4.1.4.2$Windows_x86 LibreOffice_project/0a0440ccc0227ad9829de5f46be37cfb6edcf72</meta:generator>
  </office:meta>
</office:document-meta>
</file>